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049in" fo:margin-left="0.0847in" fo:margin-top="0in" fo:margin-bottom="0in" table:align="left" style:writing-mode="lr-tb"/>
    </style:style>
    <style:style style:name="Table1.A" style:family="table-column">
      <style:table-column-properties style:column-width="1.4931in"/>
    </style:style>
    <style:style style:name="Table1.B" style:family="table-column">
      <style:table-column-properties style:column-width="5.7111in"/>
    </style:style>
    <style:style style:name="Table1.1" style:family="table-row">
      <style:table-row-properties style:min-row-height="0.1743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2" style:family="table-row">
      <style:table-row-properties style:min-row-height="0.1764in" style:keep-together="true" fo:keep-together="auto"/>
    </style:style>
    <style:style style:name="Table1.3" style:family="table-row">
      <style:table-row-properties style:min-row-height="0.1813in" style:keep-together="true" fo:keep-together="auto"/>
    </style:style>
    <style:style style:name="Table1.4" style:family="table-row">
      <style:table-row-properties style:min-row-height="0.1778in" style:keep-together="true" fo:keep-together="auto"/>
    </style:style>
    <style:style style:name="P1" style:family="paragraph" style:parent-style-name="Standard">
      <style:paragraph-properties fo:margin-left="2.2429in" fo:margin-right="0in" fo:margin-top="0in" fo:margin-bottom="0in" fo:text-align="start" style:justify-single-word="false" fo:text-indent="0in" style:auto-text-indent="false"/>
    </style:style>
    <style:style style:name="P2" style:family="paragraph" style:parent-style-name="Standard">
      <style:paragraph-properties fo:margin-top="0.0071in" fo:margin-bottom="0in" fo:line-height="100%"/>
      <style:text-properties fo:font-size="5.5pt" fo:font-weight="bold" style:font-size-asian="5.5pt" style:font-weight-asian="bold"/>
    </style:style>
    <style:style style:name="P3" style:family="paragraph" style:parent-style-name="Standard">
      <style:paragraph-properties fo:margin-top="0in" fo:margin-bottom="0in" fo:line-height="100%"/>
      <style:text-properties fo:font-size="10pt" fo:font-weight="bold" style:font-size-asian="10pt" style:font-weight-asian="bold"/>
    </style:style>
    <style:style style:name="P4" style:family="paragraph" style:parent-style-name="Standard">
      <style:paragraph-properties fo:margin-top="0.0063in" fo:margin-bottom="0in" fo:line-height="100%"/>
      <style:text-properties fo:font-size="9pt" fo:font-weight="bold" style:font-size-asian="9pt" style:font-weight-asian="bold"/>
    </style:style>
    <style:style style:name="P5" style:family="paragraph" style:parent-style-name="Text_20_body">
      <style:text-properties style:font-name="Arial1" fo:font-size="10pt" style:font-size-asian="10pt"/>
    </style:style>
    <style:style style:name="P6" style:family="paragraph" style:parent-style-name="Text_20_body">
      <style:paragraph-properties fo:margin-left="2.2516in" fo:margin-right="0in" fo:margin-top="0.05in" fo:margin-bottom="0in" fo:text-indent="0in" style:auto-text-indent="false"/>
    </style:style>
    <style:style style:name="P7" style:family="paragraph" style:parent-style-name="Text_20_body">
      <style:paragraph-properties fo:margin-top="0.0055in" fo:margin-bottom="0in"/>
      <style:text-properties style:font-name="Arial1"/>
    </style:style>
    <style:style style:name="P8" style:family="paragraph" style:parent-style-name="Text_20_body">
      <style:paragraph-properties fo:margin-top="0.0063in" fo:margin-bottom="0.0008in"/>
      <style:text-properties style:font-name="Arial1" fo:font-size="12.5pt" style:font-size-asian="12.5pt"/>
    </style:style>
    <style:style style:name="P9" style:family="paragraph" style:parent-style-name="Text_20_body">
      <style:paragraph-properties fo:margin-left="0.1945in" fo:margin-right="0in" fo:margin-top="0.1402in" fo:margin-bottom="0in" fo:text-indent="0in" style:auto-text-indent="false"/>
    </style:style>
    <style:style style:name="P10" style:family="paragraph" style:parent-style-name="Text_20_body">
      <style:paragraph-properties fo:margin-left="0.1945in" fo:margin-right="0in" fo:margin-top="0.0972in" fo:margin-bottom="0in" fo:text-indent="0in" style:auto-text-indent="false"/>
    </style:style>
    <style:style style:name="P11" style:family="paragraph" style:parent-style-name="Table_20_Paragraph">
      <style:paragraph-properties fo:line-height="0.161in"/>
    </style:style>
    <style:style style:name="P12" style:family="paragraph" style:parent-style-name="Table_20_Paragraph">
      <style:paragraph-properties fo:line-height="0.1626in"/>
    </style:style>
    <style:style style:name="P13" style:family="paragraph" style:parent-style-name="Table_20_Paragraph">
      <style:paragraph-properties fo:line-height="0.1673in"/>
    </style:style>
    <style:style style:name="P14" style:family="paragraph" style:parent-style-name="Table_20_Paragraph">
      <style:paragraph-properties fo:line-height="0.1638in"/>
    </style:style>
    <style:style style:name="P15" style:family="paragraph" style:parent-style-name="Table_20_Paragraph">
      <style:paragraph-properties fo:line-height="0.1764in"/>
    </style:style>
    <style:style style:name="P16" style:family="paragraph" style:parent-style-name="Table_20_Paragraph">
      <style:paragraph-properties fo:margin-top="0.0008in" fo:margin-bottom="0in"/>
    </style:style>
    <style:style style:name="P17" style:family="paragraph" style:parent-style-name="Table_20_Paragraph">
      <style:paragraph-properties fo:margin-top="0.0008in" fo:margin-bottom="0in" fo:line-height="0.1811in"/>
    </style:style>
    <style:style style:name="P18" style:family="paragraph" style:parent-style-name="Table_20_Paragraph">
      <style:paragraph-properties fo:margin-left="0.0772in" fo:margin-right="0in" fo:line-height="0.1807in" fo:text-indent="0in" style:auto-text-indent="false"/>
    </style:style>
    <style:style style:name="P19" style:family="paragraph" style:parent-style-name="Table_20_Paragraph">
      <style:paragraph-properties fo:margin-left="0.0772in" fo:margin-right="0in" fo:line-height="0.1862in" fo:text-indent="0in" style:auto-text-indent="false"/>
    </style:style>
    <style:style style:name="P20" style:family="paragraph" style:parent-style-name="Table_20_Paragraph">
      <style:paragraph-properties fo:margin-left="0.0772in" fo:margin-right="0in" fo:margin-top="0.0008in" fo:margin-bottom="0in" fo:text-indent="0in" style:auto-text-indent="false"/>
    </style:style>
    <style:style style:name="P21" style:family="paragraph" style:parent-style-name="Table_20_Paragraph">
      <style:paragraph-properties fo:margin-left="0.0752in" fo:margin-right="0in" fo:margin-top="0.0008in" fo:margin-bottom="0in" fo:text-indent="0in" style:auto-text-indent="false"/>
    </style:style>
    <style:style style:name="P22" style:family="paragraph" style:parent-style-name="Table_20_Paragraph">
      <style:paragraph-properties fo:margin-left="0.0752in" fo:margin-right="0in" fo:margin-top="0.0028in" fo:margin-bottom="0in" fo:text-indent="0in" style:auto-text-indent="false"/>
    </style:style>
    <style:style style:name="P23" style:family="paragraph" style:parent-style-name="Table_20_Paragraph">
      <style:paragraph-properties fo:margin-left="0.078in" fo:margin-right="0.0937in" fo:text-indent="0in" style:auto-text-indent="false"/>
    </style:style>
    <style:style style:name="P24" style:family="paragraph" style:parent-style-name="Table_20_Paragraph">
      <style:paragraph-properties fo:margin-left="0.0772in" fo:margin-right="0.1984in" fo:text-indent="0in" style:auto-text-indent="false"/>
    </style:style>
    <style:style style:name="P25" style:family="paragraph" style:parent-style-name="Table_20_Paragraph">
      <style:paragraph-properties fo:margin-left="0.0772in" fo:margin-right="0.4484in" fo:line-height="0.1819in" fo:text-indent="0in" style:auto-text-indent="false"/>
    </style:style>
    <style:style style:name="P26" style:family="paragraph" style:parent-style-name="Table_20_Paragraph">
      <style:paragraph-properties fo:margin-top="0.0028in" fo:margin-bottom="0in"/>
    </style:style>
    <style:style style:name="P27" style:family="paragraph" style:parent-style-name="Table_20_Paragraph">
      <style:paragraph-properties fo:margin-left="0.0772in" fo:margin-right="0.102in" fo:text-indent="0in" style:auto-text-indent="false"/>
    </style:style>
    <style:style style:name="P28" style:family="paragraph" style:parent-style-name="Table_20_Paragraph">
      <style:paragraph-properties fo:margin-left="0.0772in" fo:margin-right="0.3165in" fo:line-height="0.1807in" fo:text-indent="0in" style:auto-text-indent="false"/>
    </style:style>
    <style:style style:name="P29" style:family="paragraph" style:parent-style-name="Table_20_Paragraph">
      <style:paragraph-properties fo:margin-left="0.078in" fo:margin-right="0.1543in" fo:text-indent="0in" style:auto-text-indent="false"/>
    </style:style>
    <style:style style:name="P30" style:family="paragraph" style:parent-style-name="Table_20_Paragraph">
      <style:paragraph-properties fo:margin-left="0.0772in" fo:margin-right="0.0992in" fo:text-indent="0in" style:auto-text-indent="false"/>
    </style:style>
    <style:style style:name="P31" style:family="paragraph" style:parent-style-name="Table_20_Paragraph">
      <style:paragraph-properties fo:margin-left="0.0772in" fo:margin-right="0.8398in" style:line-height-at-least="0.1874in" fo:text-indent="0in" style:auto-text-indent="false"/>
    </style:style>
    <style:style style:name="T1" style:family="text">
      <style:text-properties style:font-name="Arial1"/>
    </style:style>
    <style:style style:name="T2" style:family="text">
      <style:text-properties style:font-name="Arial1" fo:letter-spacing="-0.0055in"/>
    </style:style>
    <style:style style:name="T3" style:family="text">
      <style:text-properties style:font-name="Arial1" fo:font-size="12pt" fo:font-weight="bold" style:font-size-asian="12pt" style:font-weight-asian="bold"/>
    </style:style>
    <style:style style:name="T4" style:family="text">
      <style:text-properties style:font-name="Arial1" fo:font-size="12pt" fo:letter-spacing="-0.0028in" fo:font-weight="bold" style:font-size-asian="12pt" style:font-weight-asian="bold"/>
    </style:style>
    <style:style style:name="T5" style:family="text">
      <style:text-properties fo:letter-spacing="-0.0028in"/>
    </style:style>
    <style:style style:name="T6" style:family="text">
      <style:text-properties style:font-name="Arial MT" fo:font-size="11pt" style:font-size-asian="11pt"/>
    </style:style>
    <style:style style:name="T7" style:family="text">
      <style:text-properties style:font-name="Arial MT" fo:font-size="11pt" fo:letter-spacing="-0.0028in" style:font-size-asian="11pt"/>
    </style:style>
    <style:style style:name="T8" style:family="text">
      <style:text-properties style:font-name="Arial MT" fo:font-size="11pt" fo:letter-spacing="-0.0008in" style:font-size-asian="11pt"/>
    </style:style>
    <style:style style:name="T9" style:family="text">
      <style:text-properties style:font-name="Arial MT" fo:font-size="11pt" fo:letter-spacing="-0.002in" style:font-size-asian="11pt"/>
    </style:style>
    <style:style style:name="T10" style:family="text">
      <style:text-properties style:font-name="Arial MT" fo:font-size="11pt" fo:letter-spacing="-0.0016in" style:font-size-asian="11pt"/>
    </style:style>
    <style:style style:name="T11" style:family="text">
      <style:text-properties style:font-name="Arial MT" fo:font-size="11.5pt" style:font-size-asian="11.5pt"/>
    </style:style>
    <style:style style:name="T12" style:family="text">
      <style:text-properties style:font-name="Arial MT" fo:font-size="11.5pt" fo:letter-spacing="-0.0016in" style:font-size-asian="11.5pt"/>
    </style:style>
    <style:style style:name="T13" style:family="text">
      <style:text-properties style:font-name="Arial MT" fo:font-size="11.5pt" fo:letter-spacing="-0.002in" style:font-size-asian="11.5pt"/>
    </style:style>
    <style:style style:name="T14" style:family="text">
      <style:text-properties style:font-name="Arial MT" fo:font-size="11.5pt" fo:letter-spacing="-0.0008in" style:font-size-asian="11.5pt"/>
    </style:style>
    <style:style style:name="T15" style:family="text">
      <style:text-properties fo:font-size="11pt" style:font-size-asian="11pt"/>
    </style:style>
    <style:style style:name="T16" style:family="text">
      <style:text-properties fo:font-size="11pt" fo:font-weight="bold" style:font-size-asian="11pt" style:font-weight-asian="bold"/>
    </style:style>
    <style:style style:name="T17" style:family="text">
      <style:text-properties fo:font-size="11pt" fo:font-weight="bold" style:font-size-asian="11pt" style:font-weight-asian="bold" style:text-scale="100%"/>
    </style:style>
    <style:style style:name="T18" style:family="text">
      <style:text-properties fo:font-size="11pt" fo:letter-spacing="-0.0055in" fo:font-weight="bold" style:font-size-asian="11pt" style:font-weight-asian="bold"/>
    </style:style>
    <style:style style:name="T19" style:family="text">
      <style:text-properties fo:font-size="11pt" fo:letter-spacing="-0.0063in" fo:font-weight="bold" style:font-size-asian="11pt" style:font-weight-asian="bold"/>
    </style:style>
    <style:style style:name="T20" style:family="text">
      <style:text-properties fo:font-size="11pt" fo:letter-spacing="-0.0327in" style:font-size-asian="11pt"/>
    </style:style>
    <style:style style:name="T21" style:family="text">
      <style:text-properties fo:font-size="11pt" fo:letter-spacing="-0.0327in" fo:font-weight="bold" style:font-size-asian="11pt" style:font-weight-asian="bold"/>
    </style:style>
    <style:style style:name="T22" style:family="text">
      <style:text-properties fo:font-size="11pt" fo:letter-spacing="0.0008in" style:font-size-asian="11pt"/>
    </style:style>
    <style:style style:name="T23" style:family="text">
      <style:text-properties fo:font-size="11pt" fo:letter-spacing="0.0008in" fo:font-weight="bold" style:font-size-asian="11pt" style:font-weight-asian="bold"/>
    </style:style>
    <style:style style:name="T24" style:family="text">
      <style:text-properties fo:font-size="11pt" fo:letter-spacing="-0.0016in" style:font-size-asian="11pt"/>
    </style:style>
    <style:style style:name="T25" style:family="text">
      <style:text-properties fo:font-size="11pt" fo:letter-spacing="-0.0008in" style:font-size-asian="11pt"/>
    </style:style>
    <style:style style:name="T26" style:family="text">
      <style:text-properties fo:font-size="11pt" fo:letter-spacing="-0.0008in" fo:font-weight="bold" style:font-size-asian="11pt" style:font-weight-asian="bold"/>
    </style:style>
    <style:style style:name="T27" style:family="text">
      <style:text-properties fo:font-size="11pt" fo:letter-spacing="0.0016in" style:font-size-asian="11pt"/>
    </style:style>
    <style:style style:name="T28" style:family="text">
      <style:text-properties fo:font-size="11pt" fo:letter-spacing="-0.002in" style:font-size-asian="11pt"/>
    </style:style>
    <style:style style:name="T29" style:family="text">
      <style:text-properties fo:font-size="11pt" fo:letter-spacing="-0.002in" fo:font-weight="bold" style:font-size-asian="11pt" style:font-weight-asian="bold"/>
    </style:style>
    <style:style style:name="T30" style:family="text">
      <style:text-properties fo:font-size="11pt" fo:letter-spacing="-0.0035in" style:font-size-asian="11pt"/>
    </style:style>
    <style:style style:name="T31" style:family="text">
      <style:text-properties fo:font-size="11pt" fo:letter-spacing="-0.0047in" fo:font-weight="bold" style:font-size-asian="11pt" style:font-weight-asian="bold"/>
    </style:style>
    <style:style style:name="T32" style:family="text">
      <style:text-properties fo:font-size="11pt" fo:letter-spacing="-0.0043in" style:font-size-asian="11pt"/>
    </style:style>
    <style:style style:name="T33" style:family="text">
      <style:text-properties fo:font-size="11pt" fo:letter-spacing="-0.0028in" style:font-size-asian="11pt"/>
    </style:style>
    <style:style style:name="T34" style:family="text">
      <style:text-properties fo:font-size="11pt" fo:letter-spacing="-0.0028in" fo:font-weight="bold" style:font-size-asian="11pt" style:font-weight-asian="bol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6"><text:span text:style-name="T1">Project</text:span><text:span text:style-name="T2"> </text:span><text:span text:style-name="T1">Planning</text:span><text:span text:style-name="T2"> </text:span><text:span text:style-name="T1">Phase</text:span></text:p>
        <text:p text:style-name="P7"/>
        <text:p text:style-name="P1"><text:span text:style-name="T3">Project</text:span><text:span text:style-name="T4"> </text:span><text:span text:style-name="T3">milestone</text:span><text:span text:style-name="T4"> </text:span><text:span text:style-name="T3">&amp;</text:span><text:span text:style-name="T4"> </text:span><text:span text:style-name="T3">activity</text:span></text:p>
        <text:p text:style-name="P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><text:span text:style-name="T6">Date</text:span></text:p>
            </table:table-cell>
            <table:table-cell table:style-name="Table1.A1" office:value-type="string">
              <text:p text:style-name="P11"><text:span text:style-name="T6">29</text:span><text:span text:style-name="T7"> </text:span><text:span text:style-name="T6">October</text:span><text:span text:style-name="T8"> </text:span><text:span text:style-name="T6">2022</text:span></text:p>
            </table:table-cell>
          </table:table-row>
          <table:table-row table:style-name="Table1.2">
            <table:table-cell table:style-name="Table1.A1" office:value-type="string">
              <text:p text:style-name="P12"><text:span text:style-name="T6">Team</text:span><text:span text:style-name="T9"> </text:span><text:span text:style-name="T6">ID</text:span></text:p>
            </table:table-cell>
            <table:table-cell table:style-name="Table1.A1" office:value-type="string">
              <text:p text:style-name="P12"><text:span text:style-name="T6">PNT2022TMID12971</text:span></text:p>
            </table:table-cell>
          </table:table-row>
          <table:table-row table:style-name="Table1.3">
            <table:table-cell table:style-name="Table1.A1" office:value-type="string">
              <text:p text:style-name="P13"><text:span text:style-name="T6">Project</text:span><text:span text:style-name="T8"> </text:span><text:span text:style-name="T6">Name</text:span></text:p>
            </table:table-cell>
            <table:table-cell table:style-name="Table1.A1" office:value-type="string">
              <text:p text:style-name="P13"><text:span text:style-name="T11">Gas</text:span><text:span text:style-name="T12"> </text:span><text:span text:style-name="T11">Leakage</text:span><text:span text:style-name="T12"> </text:span><text:span text:style-name="T11">Monitoring</text:span><text:span text:style-name="T12"> </text:span><text:span text:style-name="T11">and Alerting</text:span><text:span text:style-name="T13"> </text:span><text:span text:style-name="T11">System</text:span><text:span text:style-name="T14"> </text:span><text:span text:style-name="T11">for</text:span><text:span text:style-name="T14"> </text:span><text:span text:style-name="T11">Industries</text:span></text:p>
            </table:table-cell>
          </table:table-row>
          <table:table-row table:style-name="Table1.4">
            <table:table-cell table:style-name="Table1.A1" office:value-type="string">
              <text:p text:style-name="P14"><text:span text:style-name="T6">Maximum</text:span><text:span text:style-name="T10"> </text:span><text:span text:style-name="T6">Marks</text:span></text:p>
            </table:table-cell>
            <table:table-cell table:style-name="Table1.A1" office:value-type="string">
              <text:p text:style-name="P14"><text:span text:style-name="T6">8 Marks</text:span></text:p>
            </table:table-cell>
          </table:table-row>
        </table:table>
        <text:p text:style-name="P5"/>
        <text:p text:style-name="P9">Project<text:span text:style-name="T5"> </text:span>Milestone:</text:p>
        <text:p text:style-name="P2"/>
        <text:p text:style-name="P10">Activity<text:span text:style-name="T5"> </text:span>List:</text:p>
        <text:p text:style-name="P3"/>
        <text:p text:style-name="P3"/>
        <text:p text:style-name="P4"/>
        <text:p text:style-name="P17"><text:span text:style-name="T16">S.</text:span></text:p>
        <text:p text:style-name="P15"><text:span text:style-name="T16">No.</text:span></text:p>
        <text:p text:style-name="P16"><text:span text:style-name="T16">Activity</text:span><text:span text:style-name="T18"> </text:span><text:span text:style-name="T16">Title</text:span></text:p>
        <text:p text:style-name="P20"><text:span text:style-name="T16">Activity</text:span><text:span text:style-name="T19"> </text:span><text:span text:style-name="T16">Description</text:span></text:p>
        <text:p text:style-name="P21"><text:span text:style-name="T16">Duration</text:span></text:p>
        <text:p text:style-name="P16"><text:span text:style-name="T17">1</text:span></text:p>
        <text:p text:style-name="P23"><text:span text:style-name="T16">Understanding the</text:span><text:span text:style-name="T21"> </text:span><text:span text:style-name="T16">project</text:span><text:span text:style-name="T23"> </text:span><text:span text:style-name="T16">requirement</text:span></text:p>
        <text:p text:style-name="P24"><text:span text:style-name="T15">Assign the team members &amp; create the repository in</text:span><text:span text:style-name="T20"> </text:span><text:span text:style-name="T15">GitHub.</text:span><text:span text:style-name="T24"> </text:span><text:span text:style-name="T15">Assign</text:span><text:span text:style-name="T25"> </text:span><text:span text:style-name="T15">the</text:span><text:span text:style-name="T22"> </text:span><text:span text:style-name="T15">task to</text:span><text:span text:style-name="T25"> </text:span><text:span text:style-name="T15">each</text:span><text:span text:style-name="T24"> </text:span><text:span text:style-name="T15">member</text:span><text:span text:style-name="T27"> </text:span><text:span text:style-name="T15">and</text:span><text:span text:style-name="T28"> </text:span><text:span text:style-name="T15">teach</text:span></text:p>
        <text:p text:style-name="P25"><text:span text:style-name="T15">how</text:span><text:span text:style-name="T30"> </text:span><text:span text:style-name="T15">to</text:span><text:span text:style-name="T22"> </text:span><text:span text:style-name="T15">use</text:span><text:span text:style-name="T22"> </text:span><text:span text:style-name="T15">and</text:span><text:span text:style-name="T28"> </text:span><text:span text:style-name="T15">open access</text:span><text:span text:style-name="T25"> </text:span><text:span text:style-name="T15">the</text:span><text:span text:style-name="T22"> </text:span><text:span text:style-name="T15">GitHub</text:span><text:span text:style-name="T28"> </text:span><text:span text:style-name="T15">and</text:span><text:span text:style-name="T28"> </text:span><text:span text:style-name="T15">IBM</text:span><text:span text:style-name="T20"> </text:span><text:span text:style-name="T15">Career</text:span><text:span text:style-name="T30"> </text:span><text:span text:style-name="T15">Education.</text:span></text:p>
        <text:p text:style-name="P21"><text:span text:style-name="T15">1 Week</text:span></text:p>
        <text:p text:style-name="P26"><text:span text:style-name="T17">2</text:span></text:p>
        <text:p text:style-name="P26"><text:span text:style-name="T16">Starting</text:span><text:span text:style-name="T29"> </text:span><text:span text:style-name="T16">of</text:span><text:span text:style-name="T31"> </text:span><text:span text:style-name="T16">Project</text:span></text:p>
        <text:p text:style-name="P27"><text:span text:style-name="T15">Advice student to attend classes of IBM portals create</text:span><text:span text:style-name="T20"> </text:span><text:span text:style-name="T15">and</text:span><text:span text:style-name="T24"> </text:span><text:span text:style-name="T15">develop</text:span><text:span text:style-name="T24"> </text:span><text:span text:style-name="T15">a rough</text:span><text:span text:style-name="T25"> </text:span><text:span text:style-name="T15">diagram based</text:span><text:span text:style-name="T30"> </text:span><text:span text:style-name="T15">on</text:span><text:span text:style-name="T28"> </text:span><text:span text:style-name="T15">the</text:span><text:span text:style-name="T25"> </text:span><text:span text:style-name="T15">project</text:span></text:p>
        <text:p text:style-name="P28"><text:span text:style-name="T15">description</text:span><text:span text:style-name="T32"> </text:span><text:span text:style-name="T15">and</text:span><text:span text:style-name="T25"> </text:span><text:span text:style-name="T15">gather information</text:span><text:span text:style-name="T24"> </text:span><text:span text:style-name="T15">of</text:span><text:span text:style-name="T28"> </text:span><text:span text:style-name="T15">IOT</text:span><text:span text:style-name="T25"> </text:span><text:span text:style-name="T15">and</text:span><text:span text:style-name="T25"> </text:span><text:span text:style-name="T15">IBM</text:span><text:span text:style-name="T20"> </text:span><text:span text:style-name="T15">project.</text:span></text:p>
        <text:p text:style-name="P22"><text:span text:style-name="T15">1 Week</text:span></text:p>
        <text:p text:style-name="P26"><text:span text:style-name="T17">3</text:span></text:p>
        <text:p text:style-name="P26"><text:span text:style-name="T16">Attend</text:span><text:span text:style-name="T34"> </text:span><text:span text:style-name="T16">Classes</text:span></text:p>
        <text:p text:style-name="P19"><text:span text:style-name="T15">Team</text:span><text:span text:style-name="T24"> </text:span><text:span text:style-name="T15">members</text:span><text:span text:style-name="T24"> </text:span><text:span text:style-name="T15">&amp;</text:span><text:span text:style-name="T22"> </text:span><text:span text:style-name="T15">team lead</text:span><text:span text:style-name="T25"> </text:span><text:span text:style-name="T15">must</text:span><text:span text:style-name="T24"> </text:span><text:span text:style-name="T15">watch</text:span><text:span text:style-name="T25"> </text:span><text:span text:style-name="T15">and</text:span><text:span text:style-name="T25"> </text:span><text:span text:style-name="T15">learn</text:span></text:p>
        <text:p text:style-name="P18"><text:span text:style-name="T15">from</text:span><text:span text:style-name="T30"> </text:span><text:span text:style-name="T15">classes provided</text:span><text:span text:style-name="T32"> </text:span><text:span text:style-name="T15">by</text:span><text:span text:style-name="T25"> </text:span><text:span text:style-name="T15">IBM</text:span><text:span text:style-name="T25"> </text:span><text:span text:style-name="T15">and</text:span><text:span text:style-name="T24"> </text:span><text:span text:style-name="T15">Nalaiya</text:span><text:span text:style-name="T30"> </text:span><text:span text:style-name="T15">Thiran</text:span><text:span text:style-name="T33"> </text:span><text:span text:style-name="T15">and</text:span><text:span text:style-name="T20"> </text:span><text:span text:style-name="T15">must</text:span><text:span text:style-name="T24"> </text:span><text:span text:style-name="T15">gain</text:span><text:span text:style-name="T28"> </text:span><text:span text:style-name="T15">access</text:span><text:span text:style-name="T33"> </text:span><text:span text:style-name="T15">of</text:span><text:span text:style-name="T30"> </text:span><text:span text:style-name="T15">MIT</text:span><text:span text:style-name="T24"> </text:span><text:span text:style-name="T15">License for</text:span><text:span text:style-name="T32"> </text:span><text:span text:style-name="T15">their project.</text:span></text:p>
        <text:p text:style-name="P22"><text:span text:style-name="T15">1 Week</text:span></text:p>
        <text:p text:style-name="P16"><text:span text:style-name="T17">4</text:span></text:p>
        <text:p text:style-name="P29"><text:span text:style-name="T16">Budget and scope</text:span><text:span text:style-name="T21"> </text:span><text:span text:style-name="T16">of</text:span><text:span text:style-name="T26"> </text:span><text:span text:style-name="T16">project</text:span></text:p>
        <text:p text:style-name="P30"><text:span text:style-name="T15">Budget &amp; analyze the use of IOT in the project and</text:span><text:span text:style-name="T22"> </text:span><text:span text:style-name="T15">discuss with the team for budget prediction to predict</text:span><text:span text:style-name="T20"> </text:span><text:span text:style-name="T15">the</text:span><text:span text:style-name="T28"> </text:span><text:span text:style-name="T15">favorability</text:span><text:span text:style-name="T28"> </text:span><text:span text:style-name="T15">of</text:span><text:span text:style-name="T28"> </text:span><text:span text:style-name="T15">the</text:span><text:span text:style-name="T28"> </text:span><text:span text:style-name="T15">customer</text:span><text:span text:style-name="T30"> </text:span><text:span text:style-name="T15">to</text:span><text:span text:style-name="T25"> </text:span><text:span text:style-name="T15">buy</text:span><text:span text:style-name="T24"> </text:span><text:span text:style-name="T15">the</text:span><text:span text:style-name="T25"> </text:span><text:span text:style-name="T15">product</text:span></text:p>
        <text:p text:style-name="P31"><text:span text:style-name="T15">for efficient use of the product among the</text:span><text:span text:style-name="T20"> </text:span><text:span text:style-name="T15">environment.</text:span></text:p>
        <text:p text:style-name="P21"><text:span text:style-name="T15">1 Week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Calibri" fo:font-size="14pt" fo:language="en" fo:country="US" fo:font-weight="bold" style:font-name-asian="Calibri1" style:font-size-asian="14pt" style:language-asian="en" style:country-asian="US" style:font-weight-asian="bold" style:font-name-complex="Calibri1" style:font-size-complex="14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paragraph-properties fo:margin-left="0.078in" fo:margin-right="0in" fo:text-indent="0in" style:auto-text-indent="false"/>
      <style:text-properties style:font-name="Calibri" fo:language="en" fo:country="US" style:font-name-asian="Calibri1" style:language-asian="en" style:country-asian="US" style:font-name-complex="Calibri1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de_Suji</meta:initial-creator>
    <meta:creation-date>2022-11-10T09:49:31</meta:creation-date>
    <dc:date>2022-11-10T15:21:39.52</dc:date>
    <meta:editing-duration>P0D</meta:editing-duration>
    <meta:generator>OpenOffice/4.1.11$Win32 OpenOffice.org_project/4111m1$Build-9808</meta:generator>
    <meta:document-statistic meta:table-count="1" meta:image-count="0" meta:object-count="0" meta:page-count="1" meta:paragraph-count="37" meta:word-count="187" meta:character-count="10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